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7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8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name-complex="Arial1" style:font-size-complex="8pt"/>
    </style:style>
    <style:style style:name="P12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8pt" style:font-size-asian="8pt" style:font-name-complex="Arial1" style:font-size-complex="8pt" style:font-weight-complex="bold"/>
    </style:style>
    <style:style style:name="P13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4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7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9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0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1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2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62cm" draw:visible-area-height="1.415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string" office:string-value="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19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8"/>
      <text:p text:style-name="P18"><text:tab/><text:tab/><text:tab/><text:tab/> <text:s text:c="19"/><text:span text:style-name="T17">FICHE DE PRESCRIPTION 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0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/>
            <text:p text:style-name="P3">Fiche transmise le : <text:s/><text:user-field-get text:name="actioncandidatpersonne_ddaction"/></text:p>
            <text:p text:style-name="P3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3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3">Organisme prescripteur ou référent : <text:user-field-get text:name="structurereferente_lib_struc"/></text:p>
            <text:p text:style-name="P3">Adresse : <text:user-field-get text:name="structurereferente_num_voie"/>, <text:user-field-get text:name="structurereferente_type_voie"/> <text:user-field-get text:name="structurereferente_nom_voie"/></text:p>
            <text:p text:style-name="P3"><text:user-field-get text:name="structurereferente_code_postal"/> <text:user-field-get text:name="structurereferente_ville"/></text:p>
            <text:p text:style-name="P3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9">Tel : <text:user-field-get text:name="referent_numero_poste"/></text:p>
          </table:table-cell>
          <table:table-cell table:style-name="Tableau1.B3" office:value-type="string">
            <text:p text:style-name="P9">Fax :</text:p>
          </table:table-cell>
          <table:table-cell table:style-name="Tableau1.C3" office:value-type="string">
            <text:p text:style-name="P3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3">Action prescrite et nom du partenaire/prestataire :</text:p>
            <text:p text:style-name="P3"><text:user-field-get text:name="actioncandidatpersonne_motifdemande"/>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1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3"><text:span text:style-name="T8">Civilité : </text:span><text:span text:style-name="T8"><text:user-field-get text:name="personne_qual"/></text:span></text:p>
                </table:table-cell>
                <table:table-cell table:style-name="Tableau4.B1" office:value-type="string">
                  <text:p text:style-name="P3">Nom : <text:span text:style-name="T8"><text:user-field-get text:name="personne_nom"/></text:span></text:p>
                </table:table-cell>
                <table:table-cell table:style-name="Tableau4.B1" table:number-columns-spanned="2" office:value-type="string">
                  <text:p text:style-name="P3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3">Date de naissance : <text:user-field-get text:name="personne_dtnai"/></text:p>
                  <text:p text:style-name="P3"><text:bookmark-start text:name="__DdeLink__784_736095298"/>Adresse<text:bookmark-end text:name="__DdeLink__784_736095298"/> : <text:user-field-get text:name="adresse_numvoie"/>, <text:user-field-get text:name="adresse_typevoie"/> <text:user-field-get text:name="adresse_nomvoie"/> <text:s/><text:user-field-get text:name="adresse_complideadr"/> <text:user-field-get text:name="adresse_compladr"/> <text:user-field-get text:name="adresse_codepos"/> <text:user-field-get text:name="adresse_locaadr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<text:span text:style-name="T4">Tel </text:span>: <text:user-field-get text:name="personne_numfixe"/></text:p>
                  <text:p text:style-name="P3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3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0">Bénéficiaire du : <text:s text:c="3"/>RSA socle <text:s/><text:conditional-text text:condition="ooow:detailcalculdroitrsa_natpf_socle==&quot;1&quot;" text:string-value-if-true="☑" text:string-value-if-false="☐" text:current-value="true">☐</text:conditional-text><text:span text:style-name="T2"> <text:s/></text:span>RSA majoré <text:conditional-text text:condition="ooow:detailcalculdroitrsa_natpf_majore==&quot;1&quot;" text:string-value-if-true="☑" text:string-value-if-false="☐" text:current-value="true">☐</text:conditional-text> <text:s text:c="8"/><text:bookmark-start text:name="__DdeLink__294_103728666"/><text:span text:style-name="T6">RSA </text:span><text:bookmark-end text:name="__DdeLink__294_103728666"/><text:span text:style-name="T15">activité</text:span><text:span text:style-name="T9"> </text:span><text:span text:style-name="T9"><text:conditional-text text:condition="ooow:detailcalculdroitrsa_natpf_activite==&quot;1&quot;" text:string-value-if-true="☑" text:string-value-if-false="☐" text:current-value="true">☐</text:conditional-text></text:span><text:span text:style-name="T2"> </text:span></text:p>
                  <text:p text:style-name="P11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3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 <text:s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3">Niveau de diplôme et/ou qualification : <text:user-field-get text:name="cer93_nivetu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4" office:value-type="string">
                  <text:p text:style-name="P3">Contrat d’engagement réciproque (CER) : <text:s/><text:conditional-text text:condition="ooow:cer93_positioncer==&quot;Enregistré&quot;" text:string-value-if-true="CER en cours de validation" text:string-value-if-false="" text:current-value="true"/><text:conditional-text text:condition="ooow:cer93_positioncer==&quot;Signé&quot;" text:string-value-if-true="CER en cours de validation" text:string-value-if-false="" text:current-value="true"/><text:conditional-text text:condition="ooow:cer93_positioncer==&quot;Validé CG&quot;" text:string-value-if-true="CER Validé" text:string-value-if-false="" text:current-value="true"/><text:conditional-text text:condition="ooow:cer93_positioncer==&quot;Signé et transféré&quot;" text:string-value-if-true="CER en cours de validation" text:string-value-if-false="" text:current-value="true"/><text:conditional-text text:condition="ooow:cer93_positioncer==&quot;Validé Responsable&quot;" text:string-value-if-true="CER en cours de validation" text:string-value-if-false="" text:current-value="true"/><text:conditional-text text:condition="ooow:cer93_positioncer==&quot;En attente avis CS&quot;" text:string-value-if-true="CER en cours de validation" text:string-value-if-false="" text:current-value="true"/><text:conditional-text text:condition="ooow:cer93_positioncer==&quot;En attente avis cadre&quot;" text:string-value-if-true="CER en cours de validation" text:string-value-if-false="" text:current-value="true"/><text:conditional-text text:condition="ooow:cer93_positioncer==&quot;En attente passage EP&quot;" text:string-value-if-true="CER en cours de validation" text:string-value-if-false="" text:current-value="true"/><text:conditional-text text:condition="ooow:cer93_positioncer==&quot;Rejeté Responsable&quot;" text:string-value-if-true="CER non validé" text:string-value-if-false="" text:current-value="true"/><text:conditional-text text:condition="ooow:cer93_positioncer==&quot;Rejeté CG&quot;" text:string-value-if-true="CER non validé" text:string-value-if-false="" text:current-value="true"/> </text:p>
                  <text:p text:style-name="P3"><text:span text:style-name="T16">date de début=</text:span> <text:user-field-get text:name="contratinsertion_dd_ci"/> <text:s text:c="6"/><text:span text:style-name="T16">date de fin= </text:span><text:user-field-get text:name="contratinsertion_df_ci"/></text:p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0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6"/>
            <text:p text:style-name="P1">Rendez-vous fixé le : <text:hidden-paragraph text:condition="ooow:actioncandidatpersonne_horairerdvpartenaire==&quot; &quot;"/> <text:span text:style-name="T18"><text:user-field-get style:data-style-name="N79" text:name="actioncandidatpersonne_horairerdvpartenaire">samedi 30 décembre 1899</text:user-field-get></text:span> à <text:span text:style-name="T18"><text:user-field-get text:name="actioncandidatpersonne_horairerdvpartenaire_time"/></text:span> <text:s/>avec M. / Mme …...........................</text:p>
            <text:h text:style-name="P22" text:outline-level="3">Nom de l’organisme :…………………………………………………………………………………………………………………</text:h>
            <text:p text:style-name="P14"><text:span text:style-name="T14">Adresse : </text:span>…………………………………………………………………………………………………………….........................</text:p>
            <text:p text:style-name="P14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2"><text:soft-page-break/><text:span text:style-name="T10">Le bénéficiaire est invité à se munir : CER <text:s/></text:span><text:span text:style-name="T10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0">/ notification CAF </text:span><text:span text:style-name="T10"><text:conditional-text text:condition="ooow:actioncandidatpersonne_pieceallocataire == &quot;Notification CAF&quot;" text:string-value-if-true="☑" text:string-value-if-false="☐" text:current-value="true">☐</text:conditional-text></text:span><text:span text:style-name="T10"> / CV </text:span><text:span text:style-name="T7"><text:conditional-text text:condition="ooow:actioncandidatpersonne_pieceallocataire == &quot;CV&quot;" text:string-value-if-true="☑" text:string-value-if-false="☐" text:current-value="true">☐</text:conditional-text></text:span><text:span text:style-name="T10"> / Autres <text:s/></text:span><text:span text:style-name="T7"><text:conditional-text text:condition="ooow:actioncandidatpersonne_pieceallocataire == &quot;Autres&quot;" text:string-value-if-true="☑ :" text:string-value-if-false="☐" text:current-value="true">☐</text:conditional-text></text:span><text:span text:style-name="T7"> </text:span><text:span text:style-name="T10"><text:user-field-get text:name="actioncandidatpersonne_autrepiece"/></text:span></text:p>
            <text:p text:style-name="P12"/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3" office:value-type="string">
            <text:h text:style-name="P20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5"><text:span text:style-name="T11">Le </text:span><text:span text:style-name="T12">bénéficiaire</text:span><text:span text:style-name="T11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1"><text:tab/>le </text:span><text:span text:style-name="T11"><text:user-field-get text:name="actioncandidatpersonne_daterecu"/></text:span></text:p>
            <text:p text:style-name="P17"><text:span text:style-name="T11"><text:s/></text:span><text:span text:style-name="T13"><text:s text:c="55"/>Non <text:s text:c="3"/></text:span><text:span text:style-name="T13"><text:conditional-text text:condition="ooow:actioncandidatpersonne_bilanvenu == &quot;Non Venu(e)&quot;" text:string-value-if-true="☑" text:string-value-if-false="☐ " text:current-value="true">☐ </text:conditional-text></text:span></text:p>
            <text:p text:style-name="P16">Date de retour de la fiche au prescripteur ou au référent : <text:user-field-get text:name="actioncandidatpersonne_dfaction"/></text:p>
            <text:p text:style-name="P13"><draw:line text:anchor-type="char" draw:z-index="0" draw:style-name="gr1" draw:text-style-name="P23" svg:x1="-0.191cm" svg:y1="0.018cm" svg:x2="-0.191cm" svg:y2="0.018cm"><text:p/></draw:line>Observations :</text:p>
            <text:p text:style-name="P13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7"/>
            <text:p text:style-name="P4">Prescripteur / référent</text:p>
            <text:p text:style-name="P4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7"/>
            <text:p text:style-name="P4">Allocataire </text:p>
            <text:p text:style-name="P4">(Je m’engage à me rendre au rendez-vous fixé)</text:p>
          </table:table-cell>
          <table:table-cell table:style-name="Tableau3.A5" office:value-type="string">
            <text:p text:style-name="P7"/>
            <text:p text:style-name="P4">Prestataire / partenaire</text:p>
          </table:table-cell>
        </table:table-row>
        <table:table-row table:style-name="Tableau3.5">
          <table:table-cell table:style-name="Tableau3.A5" office:value-type="string">
            <text:p text:style-name="P5">Nom, date, signature et cachet</text:p>
          </table:table-cell>
          <table:table-cell table:style-name="Tableau3.A5" office:value-type="string">
            <text:p text:style-name="P5"/>
          </table:table-cell>
          <table:table-cell table:style-name="Tableau3.A5" office:value-type="string">
            <text:p text:style-name="P5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06-13T16:08:58.54</dc:date>
    <meta:print-date>2010-11-16T15:07:00</meta:print-date>
    <meta:editing-cycles>271</meta:editing-cycles>
    <meta:editing-duration>PT592H58M32S</meta:editing-duration>
    <meta:generator>OpenOffice.org/3.2$Win32 OpenOffice.org_project/320m12$Build-9483</meta:generator>
    <meta:document-statistic meta:table-count="4" meta:image-count="2" meta:object-count="1" meta:page-count="2" meta:paragraph-count="46" meta:word-count="223" meta:character-count="1621"/>
  </office:meta>
</office:document-meta>
</file>